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00%" fo:text-align="start" style:justify-single-word="false"/>
      <style:text-properties style:use-window-font-color="true" style:font-name="Courier New" fo:font-size="11pt" fo:font-weight="normal" fo:background-color="transparent" style:font-name-asian="Courier New" style:font-name-complex="Courier New"/>
    </style:style>
    <style:style style:name="P2" style:family="paragraph" style:parent-style-name="Standard">
      <style:paragraph-properties fo:line-height="100%" fo:text-align="start" style:justify-single-word="false"/>
      <style:text-properties style:use-window-font-color="true" style:font-name="Courier New" fo:font-size="11pt" fo:font-weight="normal" officeooo:rsid="00132813" officeooo:paragraph-rsid="00132813" fo:background-color="transparent" style:font-name-asian="Courier New" style:font-name-complex="Courier New"/>
    </style:style>
    <style:style style:name="P3" style:family="paragraph" style:parent-style-name="Standard">
      <style:paragraph-properties fo:line-height="100%" fo:text-align="start" style:justify-single-word="false"/>
      <style:text-properties fo:color="#9b00d3" style:font-name="Courier New" fo:font-size="11pt" fo:font-weight="normal" fo:background-color="transparent" style:font-name-asian="Courier New" style:font-name-complex="Courier New"/>
    </style:style>
    <style:style style:name="P4" style:family="paragraph" style:parent-style-name="Standard">
      <style:paragraph-properties fo:line-height="100%" fo:text-align="start" style:justify-single-word="false"/>
      <style:text-properties fo:color="#0000ff" style:font-name="Courier New" fo:font-size="11pt" fo:font-weight="normal" officeooo:rsid="00064092" officeooo:paragraph-rsid="00064092" fo:background-color="transparent" style:font-name-asian="Courier New" style:font-name-complex="Courier New"/>
    </style:style>
    <style:style style:name="P5" style:family="paragraph" style:parent-style-name="Standard">
      <style:paragraph-properties fo:line-height="100%" fo:text-align="start" style:justify-single-word="false"/>
      <style:text-properties fo:color="#0000ff" style:font-name="Courier New" fo:font-size="11pt" fo:font-weight="normal" officeooo:rsid="00064092" officeooo:paragraph-rsid="0007fa6a" fo:background-color="transparent" style:font-name-asian="Courier New" style:font-name-complex="Courier New"/>
    </style:style>
    <style:style style:name="P6" style:family="paragraph" style:parent-style-name="Standard">
      <style:paragraph-properties fo:line-height="100%" fo:text-align="start" style:justify-single-word="false"/>
      <style:text-properties fo:color="#0000ff" style:font-name="Courier New" fo:font-size="11pt" fo:font-weight="normal" officeooo:rsid="000ae442" officeooo:paragraph-rsid="000ae442" fo:background-color="transparent" style:font-name-asian="Courier New" style:font-name-complex="Courier New"/>
    </style:style>
    <style:style style:name="P7" style:family="paragraph" style:parent-style-name="Standard">
      <style:paragraph-properties fo:line-height="100%" fo:text-align="start" style:justify-single-word="false"/>
      <style:text-properties fo:color="#0000ff" style:font-name="Courier New" fo:font-size="11pt" fo:font-weight="normal" officeooo:rsid="00132813" officeooo:paragraph-rsid="0018a0af" fo:background-color="transparent" style:font-name-asian="Courier New" style:font-name-complex="Courier New"/>
    </style:style>
    <style:style style:name="P8" style:family="paragraph" style:parent-style-name="Standard">
      <style:paragraph-properties fo:line-height="100%" fo:text-align="start" style:justify-single-word="false"/>
      <style:text-properties fo:color="#0000ff" style:font-name="Courier New" fo:font-size="11pt" fo:font-weight="normal" officeooo:rsid="0015cdf9" officeooo:paragraph-rsid="0015cdf9" fo:background-color="transparent" style:font-name-asian="Courier New" style:font-name-complex="Courier New"/>
    </style:style>
    <style:style style:name="P9" style:family="paragraph" style:parent-style-name="Standard">
      <style:paragraph-properties fo:line-height="100%" fo:text-align="start" style:justify-single-word="false"/>
      <style:text-properties fo:color="#0000ff" style:font-name="Courier New" fo:font-size="11pt" fo:font-weight="normal" officeooo:rsid="0015cdf9" officeooo:paragraph-rsid="001b41ef" fo:background-color="transparent" style:font-name-asian="Courier New" style:font-name-complex="Courier New"/>
    </style:style>
    <style:style style:name="P10" style:family="paragraph" style:parent-style-name="Standard">
      <style:paragraph-properties fo:line-height="100%" fo:text-align="start" style:justify-single-word="false"/>
      <style:text-properties fo:color="#0000ff" style:font-name="Courier New" fo:font-size="11pt" fo:font-weight="normal" officeooo:rsid="00202f0a" officeooo:paragraph-rsid="00202f0a" fo:background-color="transparent" style:font-name-asian="Courier New" style:font-name-complex="Courier New"/>
    </style:style>
    <style:style style:name="P11" style:family="paragraph" style:parent-style-name="Standard">
      <style:paragraph-properties fo:line-height="100%" fo:text-align="start" style:justify-single-word="false"/>
      <style:text-properties fo:color="#0000ff" style:font-name="Courier New" fo:font-size="11pt" fo:font-weight="normal" officeooo:rsid="0019afb7" officeooo:paragraph-rsid="001b41ef" fo:background-color="transparent" style:font-name-asian="Courier New" style:font-name-complex="Courier New"/>
    </style:style>
    <style:style style:name="P12" style:family="paragraph" style:parent-style-name="Standard">
      <style:paragraph-properties fo:line-height="100%" fo:text-align="start" style:justify-single-word="false"/>
      <style:text-properties fo:color="#0000ff" style:font-name="Courier New" fo:font-size="11pt" fo:font-weight="normal" officeooo:rsid="0015cdf9" officeooo:paragraph-rsid="00229102" fo:background-color="transparent" style:font-name-asian="Courier New" style:font-name-complex="Courier New"/>
    </style:style>
    <style:style style:name="P13" style:family="paragraph" style:parent-style-name="Standard">
      <style:paragraph-properties fo:line-height="100%" fo:text-align="start" style:justify-single-word="false"/>
      <style:text-properties fo:color="#0000ff" style:font-name="Courier New" fo:font-size="11pt" fo:font-weight="normal" officeooo:rsid="00285116" officeooo:paragraph-rsid="00285116" fo:background-color="transparent" style:font-name-asian="Courier New" style:font-name-complex="Courier New"/>
    </style:style>
    <style:style style:name="P14" style:family="paragraph" style:parent-style-name="Standard">
      <style:paragraph-properties fo:line-height="100%" fo:text-align="start" style:justify-single-word="false"/>
      <style:text-properties style:use-window-font-color="true" style:font-name="Courier New" fo:font-size="11pt" fo:font-weight="normal" fo:background-color="transparent" style:font-name-asian="Courier New" style:font-name-complex="Courier New"/>
    </style:style>
    <style:style style:name="P15" style:family="paragraph" style:parent-style-name="Standard">
      <style:paragraph-properties fo:line-height="100%" fo:text-align="start" style:justify-single-word="false"/>
      <style:text-properties style:use-window-font-color="true" style:font-name="Courier New" fo:font-size="11pt" fo:font-weight="normal" officeooo:paragraph-rsid="0023a14c" fo:background-color="transparent" style:font-name-asian="Courier New" style:font-name-complex="Courier New"/>
    </style:style>
    <style:style style:name="P16" style:family="paragraph" style:parent-style-name="Standard">
      <style:paragraph-properties fo:line-height="100%" fo:text-align="start" style:justify-single-word="false"/>
      <style:text-properties style:use-window-font-color="true" style:font-name="Courier New" fo:font-size="11pt" fo:font-weight="normal" officeooo:paragraph-rsid="0029c1f7" fo:background-color="transparent" style:font-name-asian="Courier New" style:font-name-complex="Courier New"/>
    </style:style>
    <style:style style:name="P17" style:family="paragraph" style:parent-style-name="Standard">
      <style:paragraph-properties fo:line-height="100%" fo:text-align="start" style:justify-single-word="false"/>
      <style:text-properties style:use-window-font-color="true" style:font-name="Courier New" fo:font-size="11pt" fo:font-weight="normal" officeooo:rsid="0023a14c" officeooo:paragraph-rsid="0023a14c" fo:background-color="transparent" style:font-name-asian="Courier New" style:font-name-complex="Courier New"/>
    </style:style>
    <style:style style:name="T1" style:family="text">
      <style:text-properties style:use-window-font-color="true" style:font-name="Courier New" fo:font-size="11pt" fo:font-weight="normal" fo:background-color="transparent" loext:char-shading-value="0" style:font-name-asian="Courier New" style:font-name-complex="Courier New"/>
    </style:style>
    <style:style style:name="T2" style:family="text">
      <style:text-properties officeooo:rsid="0007fa6a"/>
    </style:style>
    <style:style style:name="T3" style:family="text">
      <style:text-properties officeooo:rsid="000936f9"/>
    </style:style>
    <style:style style:name="T4" style:family="text">
      <style:text-properties officeooo:rsid="000ae442"/>
    </style:style>
    <style:style style:name="T5" style:family="text">
      <style:text-properties officeooo:rsid="000b3c48"/>
    </style:style>
    <style:style style:name="T6" style:family="text">
      <style:text-properties officeooo:rsid="00107889"/>
    </style:style>
    <style:style style:name="T7" style:family="text">
      <style:text-properties officeooo:rsid="00132813"/>
    </style:style>
    <style:style style:name="T8" style:family="text">
      <style:text-properties officeooo:rsid="0013d358"/>
    </style:style>
    <style:style style:name="T9" style:family="text">
      <style:text-properties officeooo:rsid="0015cdf9"/>
    </style:style>
    <style:style style:name="T10" style:family="text">
      <style:text-properties officeooo:rsid="00064092"/>
    </style:style>
    <style:style style:name="T11" style:family="text">
      <style:text-properties officeooo:rsid="0017471f"/>
    </style:style>
    <style:style style:name="T12" style:family="text">
      <style:text-properties officeooo:rsid="0018a0af"/>
    </style:style>
    <style:style style:name="T13" style:family="text">
      <style:text-properties officeooo:rsid="002428ca"/>
    </style:style>
    <style:style style:name="T14" style:family="text">
      <style:text-properties officeooo:rsid="0022ae07"/>
    </style:style>
    <style:style style:name="T15" style:family="text">
      <style:text-properties officeooo:rsid="0019afb7"/>
    </style:style>
    <style:style style:name="T16" style:family="text">
      <style:text-properties officeooo:rsid="001ab1fc"/>
    </style:style>
    <style:style style:name="T17" style:family="text">
      <style:text-properties officeooo:rsid="001b41ef"/>
    </style:style>
    <style:style style:name="T18" style:family="text">
      <style:text-properties officeooo:rsid="0021182d"/>
    </style:style>
    <style:style style:name="T19" style:family="text">
      <style:text-properties officeooo:rsid="00254e1a"/>
    </style:style>
    <style:style style:name="T20" style:family="text">
      <style:text-properties officeooo:rsid="0025e5ed"/>
    </style:style>
    <style:style style:name="T21" style:family="text">
      <style:text-properties officeooo:rsid="0029694f"/>
    </style:style>
    <style:style style:name="T22" style:family="text">
      <style:text-properties officeooo:rsid="0029c1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videncing A1: Design and plan learning activities and/or programmes of study</text:p>
      <text:p text:style-name="P1"/>
      <text:p text:style-name="P1">This Area of Activity refers to all your professional educational activities where you are preparing for engagement with learners. For example you might:</text:p>
      <text:p text:style-name="P1"/>
      <text:p text:style-name="P1"><text:s text:c="4"/>Design or redesign curricula, courses and programmes of study</text:p>
      <text:p text:style-name="P1"><text:s text:c="4"/>Identify and plan different kinds of interaction with learners in various contexts, whether for single sessions or larger programmes</text:p>
      <text:p text:style-name="P1"><text:s text:c="4"/>Participate in validation panels</text:p>
      <text:p text:style-name="P1"><text:s text:c="4"/>Contribute to the creation of learning resource packs and computer-based or open learning materials or the development of virtual learning environments</text:p>
      <text:p text:style-name="P1"/>
      <text:p text:style-name="P1">Address the following in this part of your account by critically reflecting on:</text:p>
      <text:p text:style-name="P1">1. The main ways in which you design and plan learning activities and/or programmes of study (â‰¤ 100 words)</text:p>
      <text:p text:style-name="P1">2. The reasons for your choice of:</text:p>
      <text:p text:style-name="P1">a. subject material</text:p>
      <text:p text:style-name="P1">b. activities and techniques</text:p>
      <text:p text:style-name="P1">c. the particular learning technologies included in your plan</text:p>
      <text:p text:style-name="P1">3. How your choices facilitate your students<text:span text:style-name="T7">'</text:span> learning in general and within their subject area</text:p>
      <text:p text:style-name="P1">4. At least one of the other Dimensions of the Framework for example:</text:p>
      <text:p text:style-name="P1">- Which elements of Core Knowledge did you utilise and why</text:p>
      <text:p text:style-name="P1">- Which Professional Values were particularly relevant and why</text:p>
      <text:p text:style-name="P1"/>
      <text:p text:style-name="P1">Type your evidence in the following text box: (<text:span text:style-name="T6">currently 1113</text:span> words, <text:span text:style-name="T6">should be 600</text:span>)</text:p>
      <text:p text:style-name="P1"/>
      <text:p text:style-name="P3">Is there space somewhere for a summary of what and where you teach? </text:p>
      <text:p text:style-name="P1"/>
      <text:p text:style-name="P7">In this section, I will give examples of how I plan learning activities and programmes of study <text:span text:style-name="T12">using</text:span> backwards design (Wiggins and McTighe, 1988) <text:span text:style-name="T11">with learning goals which focus on the requirements of other courses, potential employers and academic careers. I will describe how I use scaffolding (Coffey 2015) in order to gradually build knowledge and skills (Professional value V3).</text:span> I will also describe how I plan student research projects and meetings with research students. <text:span text:style-name="T8">I will start by describing my role and the teaching that I do so that I can relate back to these when giving examples.</text:span></text:p>
      <text:p text:style-name="P4"/>
      <text:p text:style-name="P4">I am a research fellow in the department of Meteorology at the University of Reading and will be moving to a faculty position (associate professor) in March 2016. I have taken <text:span text:style-name="T9">the following</text:span> opportunities to teach and support learning during my fellowship:</text:p>
      <text:p text:style-name="P4"/>
      <text:p text:style-name="P4">* I teach a 30 hour module “Introduction to Numerical Methods” to about 30 MSc students and 10 PhD students, <text:span text:style-name="T5">consisting of computing and non-computing classes.</text:span></text:p>
      <text:p text:style-name="P4"/>
      <text:p text:style-name="P4">* I teach 10 hours of a module on numerical analysis to <text:span text:style-name="T4">the students at the Mathematics for Planet Earth Centre for Doctoral Training (MPECDT)</text:span>, split between Reading and Imperial College.</text:p>
      <text:p text:style-name="P4"/>
      <text:p text:style-name="P5">* I am the main lecturer at the <text:span text:style-name="T2">biennial</text:span> <text:span text:style-name="T2">NERC funded</text:span> NCAS <text:span text:style-name="T2">Climate Modelling Summer School.</text:span></text:p>
      <text:p text:style-name="P5"/>
      <text:p text:style-name="P5">* <text:span text:style-name="T3">I have previously supervised 5 MSc dissertations, 3 undergraduate dissertations and 1 MSc group project and am currently supervising 1 PhD project and 2 Master's projects.</text:span></text:p>
      <text:p text:style-name="P5"/>
      <text:p text:style-name="P6">* I am the Reading Admissions tutor for MPECDT.</text:p>
      <text:p text:style-name="P1"/>
      <text:p text:style-name="P12">I took over teaching <text:span text:style-name="T15">the MSc module</text:span> <text:span text:style-name="T10">“Introduction to Numerical Methods” </text:span>in 2011 and I immediately responded to some student feedback – my feedback, having taken this course many years previously. I remembered that analysing the stability of numerical methods had been difficult because I had forgotten <text:span text:style-name="T18">the details of</text:span> Fourier analysis. <text:span text:style-name="T15">I also discussed the module with a colleague who said that many students could not manipulate complex numbers and stability analysis uses complex numbers. I therefore created a complex numbers revision worksheet for students to complete in their own time during the first week of term, thus providing scaffolding for the more challenging stability analysis later in the term. Based on student feedback over the years about gaps in prior knowledge, I have added topics to this worksheet and it now appears on the department web page for prospective students to study before they arrive. This has facilitated students' learning because they no longer get lost so easily when new mathematical methods are introduced which build upon material in the worksheet. (Demonstrating core knowledge K3.)</text:span></text:p>
      <text:p text:style-name="P9"/>
      <text:p text:style-name="P11">I added material on Fourier analysis to the Numerical Methods module for three reasons:</text:p>
      <text:p text:style-name="P8">* <text:span text:style-name="T16">Fourier analysis one of the tools needed for stability analysis</text:span></text:p>
      <text:p text:style-name="P8">* <text:span text:style-name="T17">Fourier analysis is often not understood in sufficient depth by research students</text:span></text:p>
      <text:p text:style-name="P8">* <text:span text:style-name="T16">Fourier analysis is very widely used in scientific research.</text:span></text:p>
      <text:p text:style-name="P10">The learning objectives for Fourier analysis are to:</text:p>
      <text:p text:style-name="P10">* Interpret Fourier Power spectra and relate the features of the power spectra to features of meteorological data such as the annual cycle</text:p>
      <text:p text:style-name="P10">* Use a Fourier decomposition as part of the stability analysis of a numerical method.</text:p>
      <text:p text:style-name="P10">The assessments are aligned with these objectives and during classes the students work on similar exercises. <text:span text:style-name="T17">I received a thank you email from a student in 2012 saying that she had been asked about Fourier analysis in her interview to do a PhD and could answer because of my module. I have also had discussions with former MSc students while they were using Fourier analysis for their PhD research. (Demonstrating core knowledge K1.)</text:span></text:p>
      <text:p text:style-name="P1"/>
      <text:p text:style-name="P17">In 2012, I decided to change the programming language that I used for teaching <text:span text:style-name="T19">to Python</text:span>. <text:span text:style-name="T19">The Numerical Methods module had previously used Fortran and Python and the summer school had previously used IDL. Teaching using two languages puts an unnecessary burden on the students <text:s/>and all of these languages have commercial compilers or interpreters and so are expensive to use after leaving university, particularly for students returning to less wealthy countries after their studies. I chose to use Python for the following reasons:</text:span></text:p>
      <text:p text:style-name="P17">* <text:span text:style-name="T20">Python is being used by the Met Office, one of the biggest employers of our graduates (V4)</text:span></text:p>
      <text:p text:style-name="P17">* <text:span text:style-name="T20">Python interpreters are widely available, free and available on many platforms.</text:span></text:p>
      <text:p text:style-name="P17">* <text:span text:style-name="T20">Studies of how students learn programming have shown that Python is an easy language to learn (ref) (V3)</text:span></text:p>
      <text:p text:style-name="P15"/>
      <text:p text:style-name="P16">When I first started teaching <text:span text:style-name="T22">(in 2005)</text:span>, I wrote notes on the white board for the students to copy. <text:span text:style-name="T22">Students gave feedback that they couldn't copy the material quickly or accurately enough and they would like hand-outs. Responding (K6), I created notes to be handed out and projected overhead during classes. These notes were concise in order to avoid cognitive overload during class. The notes also had gaps for students to fill in so that the students had to remain engaged. I have received numerous positive comments about the notes with gaps over the years but critical feedback saying that the notes do not have enough information. I have therefore added considerably more information and references but my notes are no longer concise enough to be projected. I overcome this problem in two ways. Firstly, I often do not display the notes but instead describe the concepts and give the students time to read the notes after. This has received a mixed reception. Secondly, I have created a much more concise, over-head version of the notes. I am using this concise version to make teaching videos (see A2).</text:span></text:p>
      <text:p text:style-name="P1"/>
      <text:p text:style-name="P1">During lectures I plan to talk for no more than 10 or 15 minutes at a time before I give the students the opportunity to practice what they are learning. There is conflicting evidence about attention span during lectures (eg Johnstone and Percival, 1976, Matheson, 2008 and Wilsona and Korna, 2009) but I find that the students do not all follow my complicated lecture material for more than 10 to 15 minutes. A 10 to 15 minute lecture piece may involve an introduction to a new subject with motivation and visuals. I have been using data visualisation and animations to show the solutions of equations and how these relate the the weather. I am also planning to insert images as metaphor to complement the verbal stream (eg https://teatropolitan.files.wordpress.com/2009/07/takasugian02.jpg?w=510 to represent an unstable numerical method, before describing stability analysis). I also use lecture pieces to explain a new technique or to show a worked example. <text:span text:style-name="T21">(</text:span>This uses my knowledge of the subject material, K1 and demonstrates appropriate methods of teaching (K2) based on evidence (V3).<text:span text:style-name="T21">)</text:span> </text:p>
      <text:p text:style-name="P1"/>
      <text:p text:style-name="P1"><text:span text:style-name="T1"/></text:p>
      <text:p text:style-name="P13">Say something about supervising research students?</text:p>
      <text:p text:style-name="P1"/>
      <text:p text:style-name="P2">References</text:p>
      <text:p text:style-name="Standard"/>
      <text:p text:style-name="Standard">* Coffey, H., <text:span text:style-name="T13">cited</text:span> <text:span text:style-name="T14">2015, “Scaffolding”</text:span> <text:span text:style-name="T14">http://www.learnnc.org/lp/pages/5074</text:span></text:p>
      <text:p text:style-name="Standard">* Wiggins, G. and McTighe, J., 1988, "Understanding by Design", AS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2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13T20:58:01.356795256</dc:date>
    <dc:creator>Hilary Weller</dc:creator>
    <meta:editing-duration>PT3H15M44S</meta:editing-duration>
    <meta:editing-cycles>38</meta:editing-cycles>
    <meta:generator>LibreOffice/4.2.8.2$Linux_x86 LibreOffice_project/420m0$Build-2</meta:generator>
    <meta:document-statistic meta:table-count="0" meta:image-count="0" meta:object-count="0" meta:page-count="1" meta:paragraph-count="44" meta:word-count="1330" meta:character-count="8244" meta:non-whitespace-character-count="6938"/>
  </office:meta>
</office:document-meta>
</file>